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F000000C10642FC0C.png"/>
  <manifest:file-entry manifest:media-type="image/png" manifest:full-path="Pictures/10000000000001E500000151C8B06BAD.png"/>
  <manifest:file-entry manifest:media-type="image/png" manifest:full-path="Pictures/100000000000026E0000018D27E9B1F7.png"/>
  <manifest:file-entry manifest:media-type="image/png" manifest:full-path="Pictures/1000000000000323000000B60110307F.png"/>
  <manifest:file-entry manifest:media-type="image/png" manifest:full-path="Pictures/100000000000024F000000C57CCFFEAE.png"/>
  <manifest:file-entry manifest:media-type="image/png" manifest:full-path="Pictures/1000000000000369000000B47CB751E6.png"/>
  <manifest:file-entry manifest:media-type="image/png" manifest:full-path="Pictures/10000000000003BE00000157BE2A826C.png"/>
  <manifest:file-entry manifest:media-type="image/png" manifest:full-path="Pictures/1000000000000604000002C0CD0EEE6B.png"/>
  <manifest:file-entry manifest:media-type="image/png" manifest:full-path="Pictures/1000000000000309000001893B91D449.png"/>
  <manifest:file-entry manifest:media-type="image/png" manifest:full-path="Pictures/100000000000036F000000B3E0972A55.png"/>
  <manifest:file-entry manifest:media-type="image/png" manifest:full-path="Pictures/10000000000002EB00000101DE4DA0D1.png"/>
  <manifest:file-entry manifest:media-type="image/png" manifest:full-path="Pictures/10000000000004280000018E133839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1" text:anchor-type="paragraph" svg:x="-1.533cm" svg:y="0.808cm" svg:width="29.069cm" svg:height="13.287cm" draw:z-index="9"><draw:image xlink:href="Pictures/1000000000000604000002C0CD0EEE6B.png" xlink:type="simple" xlink:show="embed" xlink:actuate="onLoad"/></draw:frame></text:p>
      <text:p text:style-name="P1"><draw:frame draw:style-name="fr1" draw:name="graphics2" text:anchor-type="paragraph" svg:x="2.339cm" svg:y="-0.434cm" svg:width="20.877cm" svg:height="4.733cm" draw:z-index="0"><draw:image xlink:href="Pictures/1000000000000323000000B60110307F.png" xlink:type="simple" xlink:show="embed" xlink:actuate="onLoad"/></draw:frame></text:p>
      <text:p text:style-name="Standard"/>
      <text:p text:style-name="Standard"><draw:frame draw:style-name="fr2" draw:name="graphics3" text:anchor-type="paragraph" svg:x="-1cm" svg:y="1.169cm" svg:width="27.7cm" svg:height="10.361cm" draw:z-index="5"><draw:image xlink:href="Pictures/10000000000004280000018E133839AC.png" xlink:type="simple" xlink:show="embed" xlink:actuate="onLoad"/></draw:frame></text:p>
      <text:p text:style-name="P1"><draw:frame draw:style-name="fr2" draw:name="graphics4" text:anchor-type="paragraph" svg:x="-1.819cm" svg:y="-1.672cm" svg:width="20.477cm" svg:height="7.332cm" draw:z-index="1"><draw:image xlink:href="Pictures/10000000000003BE00000157BE2A826C.png" xlink:type="simple" xlink:show="embed" xlink:actuate="onLoad"/></draw:frame></text:p>
      <text:p text:style-name="Standard"><draw:frame draw:style-name="fr2" draw:name="graphics5" text:anchor-type="paragraph" svg:x="-1.623cm" svg:y="0.72cm" svg:width="11.218cm" svg:height="7.795cm" draw:z-index="2"><draw:image xlink:href="Pictures/10000000000001E500000151C8B06BAD.png" xlink:type="simple" xlink:show="embed" xlink:actuate="onLoad"/></draw:frame><draw:frame draw:style-name="fr2" draw:name="graphics7" text:anchor-type="paragraph" svg:x="6.435cm" svg:y="8.513cm" svg:width="21.197cm" svg:height="4.369cm" draw:z-index="4"><draw:image xlink:href="Pictures/1000000000000369000000B47CB751E6.png" xlink:type="simple" xlink:show="embed" xlink:actuate="onLoad"/></draw:frame><draw:frame draw:style-name="fr2" draw:name="graphics6" text:anchor-type="paragraph" svg:x="9.756cm" svg:y="0.489cm" svg:width="17.567cm" svg:height="6.043cm" draw:z-index="3"><draw:image xlink:href="Pictures/10000000000002EB00000101DE4DA0D1.png" xlink:type="simple" xlink:show="embed" xlink:actuate="onLoad"/></draw:frame></text:p>
      <text:p text:style-name="P1"><draw:frame draw:style-name="fr2" draw:name="graphics10" text:anchor-type="paragraph" svg:x="-1.82cm" svg:y="13.704cm" svg:width="14.88cm" svg:height="4.96cm" draw:z-index="6"><draw:image xlink:href="Pictures/100000000000024F000000C57CCFFEAE.png" xlink:type="simple" xlink:show="embed" xlink:actuate="onLoad"/></draw:frame><draw:frame draw:style-name="fr2" draw:name="graphics11" text:anchor-type="paragraph" svg:x="1.864cm" svg:y="9.271cm" svg:width="21.082cm" svg:height="4.293cm" draw:z-index="7"><draw:image xlink:href="Pictures/100000000000036F000000B3E0972A55.png" xlink:type="simple" xlink:show="embed" xlink:actuate="onLoad"/></draw:frame><draw:frame draw:style-name="fr2" draw:name="graphics12" text:anchor-type="paragraph" svg:x="12.892cm" svg:y="13.914cm" svg:width="14.547cm" svg:height="4.75cm" draw:z-index="8"><draw:image xlink:href="Pictures/100000000000024F000000C10642FC0C.png" xlink:type="simple" xlink:show="embed" xlink:actuate="onLoad"/></draw:frame><draw:frame draw:style-name="fr2" draw:name="graphics8" text:anchor-type="paragraph" svg:x="-1.395cm" svg:y="-0.669cm" svg:width="12.365cm" svg:height="7.892cm" draw:z-index="10"><draw:image xlink:href="Pictures/100000000000026E0000018D27E9B1F7.png" xlink:type="simple" xlink:show="embed" xlink:actuate="onLoad"/></draw:frame><draw:frame draw:style-name="fr2" draw:name="graphics9" text:anchor-type="paragraph" svg:x="11.538cm" svg:y="-0.808cm" svg:width="15.769cm" svg:height="7.976cm" draw:z-index="11"><draw:image xlink:href="Pictures/1000000000000309000001893B91D44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10T20:11:25.49</meta:creation-date>
    <dc:date>2016-08-12T10:23:07.84</dc:date>
    <dc:creator>Edward Willink</dc:creator>
    <meta:editing-duration>PT20H33M35S</meta:editing-duration>
    <meta:editing-cycles>4</meta:editing-cycles>
    <meta:generator>OpenOffice/4.0.1$Win32 OpenOffice.org_project/401m5$Build-9714</meta:generator>
    <meta:printed-by>Edward Willink</meta:printed-by>
    <meta:print-date>2016-08-11T14:42:05.32</meta:print-date>
    <meta:document-statistic meta:table-count="0" meta:image-count="12" meta:object-count="0" meta:page-count="4" meta:paragraph-count="0" meta:word-count="0" meta:character-count="0"/>
  </office:meta>
</office:document-meta>
</file>